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ESPINOZA PAUCARA, YURI LIZBETH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CQ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ESPINOZA PAUCARA YURI LIZBETH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CHOQUE AROCUTIPA JHEFERSON JHOEL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6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6:38:2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